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fr-FR-0.0.1.oxt&#13;&#13;23.08.2019 15:51:1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fr-FR-A-0.0.1.oxt&#13;&#13;23.08.2019 15:50:5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fr-FR-L-0.0.1.oxt&#13;&#13;23.08.2019 15:51: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016964057466821998"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344933217610564455" text:style-name="L2">
        <text:list-item>
          <text:p text:style-name="P48">Version 2.1.2 :</text:p>
        </text:list-item>
      </text:list>
      <text:list xml:id="list4381079442536853872" text:style-name="L3">
        <text:list-item>
          <text:list>
            <text:list-item>
              <text:p text:style-name="P49">Localized help : resolved non-functional hyperlink due to API incompatibility introduced by Apache OpenOffice 4.1 (and LibreOffice 4.0).</text:p>
            </text:list-item>
          </text:list>
        </text:list-item>
      </text:list>
      <text:list xml:id="list35743589" text:continue-list="list7344933217610564455" text:style-name="L2">
        <text:list-item>
          <text:p text:style-name="P48">Version 2.1.1 :</text:p>
        </text:list-item>
      </text:list>
      <text:list xml:id="list448782826619276250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5742347" text:continue-list="list35743589" text:style-name="L2">
        <text:list-item>
          <text:p text:style-name="P48">Version 2.1.0 :</text:p>
        </text:list-item>
      </text:list>
      <text:list xml:id="list93475268054628015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5729180" text:continue-list="list35742347" text:style-name="L2">
        <text:list-item>
          <text:p text:style-name="P48">Version 2.0.0 :</text:p>
        </text:list-item>
      </text:list>
      <text:list xml:id="list3151954389495842123"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5731797" text:continue-list="list35729180" text:style-name="L2">
        <text:list-item>
          <text:p text:style-name="P48">Version 1.5.3 :</text:p>
        </text:list-item>
      </text:list>
      <text:list xml:id="list3617745887325323637"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9657918573411721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942622444370840320"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469919952646326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66362368785262827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952622277615457327"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376923004939641063"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51592510722630829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245488243012839853"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82241674862848047"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508545471633227217" text:style-name="L17">
        <text:list-item>
          <text:p text:style-name="P63">Arg1 : <text:span text:style-name="InstructionMacro">String</text:span> : mandatory, type of control used for the button</text:p>
        </text:list-item>
      </text:list>
      <text:list xml:id="list591770182101411398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34953876381811600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25701738492495422"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77198440103341934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204690925769854414"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38835540800650282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8681081088795642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77156202666386782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87562335694307816"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94233606727851312"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34546406787133860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208695488229946572"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67091951753523183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42770900552963776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270751203213044403"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38545929151732584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108361262340869766"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TyW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fr-FR) - OpenOffice typography tools for yWriter users.</text:p>
      <text:p text:style-name="tooltipText"/>
      <text:p text:style-name="tooltipLang"><text:bookmark-start text:name="__RefHeading__44467_325084090"/>Tooltip de<text:bookmark-end text:name="__RefHeading__44467_325084090"/></text:p>
      <text:p text:style-name="descrText">OOTyW (fr-FR) - 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fr-FR) - OpenOffice typography tools for yWriter users.</text:p>
      <text:p text:style-name="descrLang"><text:bookmark-start text:name="__RefHeading__78156_325084090"/><text:soft-page-break/>Description de<text:bookmark-end text:name="__RefHeading__78156_325084090"/></text:p>
      <text:p text:style-name="descrText">OOTyW (fr-FR) - 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13879072919898269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95538454961350192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64167157292793989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3279864384941275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72051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9155476780320982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77160079359443582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17635805631674650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0</dc:date>
     <text:p>internal</text:p>
     <text:p>Page2</text:p>
     <text:p/>
    </office:annotation>Paragraph styles</text:p>
      <text:p text:style-name="P28"><office:annotation>
     <dc:creator>BM</dc:creator>
     <dc:date>2008-03-13T00:00:00.70</dc:date>
     <text:p>internal</text:p>
     <text:p>Page7</text:p>
     <text:p/>
    </office:annotation>Hyperlinks</text:p>
      <text:p text:style-name="hlp_5f_paragraph"><text:span text:style-name="T14"><office:annotation>
      <dc:creator>BM</dc:creator>
      <dc:date>2008-03-13T00:00:00.70</dc:date>
      <text:p>internal</text:p>
      <text:p>Page3</text:p>
      <text:p/>
     </office:annotation></text:span><text:span text:style-name="T14">Text formatting</text:span></text:p>
      <text:p text:style-name="P28"><office:annotation>
     <dc:creator>BM</dc:creator>
     <dc:date>2008-03-26T00:00:00.7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1</dc:date>
     <text:p>external</text:p>
     <text:p>text/swriter/main0210.xhp</text:p>
     <text:p/>
    </office:annotation><text:span text:style-name="T14">Preview topic</text:span> </text:p>
      <text:p text:style-name="hlp_5f_paragraph">This hyperlink displays <text:s/><office:annotation>
     <dc:creator>BM</dc:creator>
     <dc:date>2008-03-15T00:00:00.7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730462" text:continue-list="list795538454961350192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728618" text:continue-list="list3572051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5733394" text:continue-list="list3573046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3" meta:character-count="8194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fr-FR", "0.0.1") ' fill with your values
  setExtensionDescription("en, de")
  setDisplayName("en", "OpenOffice typography tools for yWriter users.")
  setDisplayName("fr", "OpenOffice typography tools for yWriter users.")
  setTooltip("en, fr", "en") ' deprecated ! starting from 3.1,use instead setExtensionDescription
endDescription  


beginAnnexes 
  useLibrary("Basic", "OOTyW_fr-FR/")
endAnnexes


beginAddonUI


  beginOfficeToolbar

    beginTbTitles("Writer")
      setTitle("OOTyW fr-FR")
    endTbTitles

		beginButton()
            beginTitles("Writer")
              setTitle("Convert ellipses and apostrophes", "en")
              setTitle("Convert ellipses and apostrophes", "fr")
            endTitles
            setURL("Basic", "OOTyW_fr-FR", "Common", "Main")
			setImage("icons/Work")
		endButton

		beginButton()
            beginTitles("Writer")
              setTitle("en-dash to two hyphens (– → --)", "en")
              setTitle("en-dash to two hyphens (– → --)", "fr")
            endTitles
            setURL("Basic", "OOTyW_fr-FR", "Revert", "Dash")
			setImage("icons/DoubleHyphen")
		endButton    

		beginButton()
            beginTitles("Writer")
              setTitle("two hyphens to en-dash (-- → –)", "en")
              setTitle("two hyphens to en-dash (-- → –)", "fr")
            endTitles
            setURL("Basic", "OOTyW_fr-FR", "Common", "En_dash")
			setImage("icons/EnDash")
		endButton    

        addSeparator

		beginButton()
            beginTitles("Writer")
              setTitle("Load template for RTF edit", "en")
              setTitle("Load template for RTF edit", "fr")
            endTitles
            setURL("Basic", "OOTyW_fr-FR", "RTFedit", "Format")
			setImage("icons/Template")
		endButton
		beginButton()
            beginTitles("Writer")
              setTitle("Show direct speech", "en")
              setTitle("Show direct speech", "fr")
            endTitles
            setURL("Basic", "OOTyW_fr-FR", "QM_fr_FR", "ShowDirectSpeech")
			setImage("icons/DirectSpeech")
		endButton

        addSeparator

		beginButton()
            beginTitles("Writer")
              setTitle("Back to standard view", "en")
              setTitle("Back to standard view", "fr")
            endTitles
            setURL("Basic", "OOTyW_fr-FR", "QM_fr_FR", "StandardView")
			setImage("icons/StandardView")
		endButton    

  endOfficeToolbar


  beginAddonMenu

    beginMenu
      beginTitles
	    setTitle("OOTyW fr-FR")
      endTitles

      beginMenuItems

		beginCommand
            beginTitles("Writer")
              setTitle("Format all to french typographical style", "en")
              setTitle("Format all to french typographical style", "fr")
            endTitles
            setURL("Basic", "OOTyW_fr-FR", "QM_fr_FR", "Main")
		endCommand
		
		beginCommand
            beginTitles("Writer")
              setTitle("Back to typewriter style", "en")
              setTitle("Back to typewriter style", "fr")
            endTitles
            setURL("Basic", "OOTyW_fr-FR", "QM_fr_FR", "TypewriterView")
		endCommand

        addSeparator

		beginCommand
            beginTitles("Writer")
              setTitle("Convert quotes into exchange format", "en")
              setTitle("Convert quotes into exchange format", "fr")
            endTitles
            setURL("Basic", "OOTyW_fr-FR", "QM_fr_FR", "SubstituteQuotes")
		endCommand

        addSeparator
        
		beginCommand
            beginTitles("Writer")
              setTitle("Protect dashes and ellipses against hyphenation", "en")
              setTitle("Protect dashes and ellipses against hyphenation", "fr")
            endTitles
            setURL("Basic", "OOTyW_fr-FR", "QM_fr_FR", "ProtectQM")
		endCommand

		beginCommand
            beginTitles("Writer")
              setTitle("Unprotect dashes and ellipses against hyphenation", "en")
              setTitle("Unprotect dashes and ellipses against hyphenation", "fr")
            endTitles
            setURL("Basic", "OOTyW_fr-FR", "QM_fr_FR", "UnprotectQM")
		endCommand

        addSeparator

		beginCommand
		    beginTitles("Writer")
              setTitle("Number sign to apostrophe (# → ’)", "en")
              setTitle("Number sign to apostrophe (# → ’)", "fr")
            endTitles
            setURL("Basic", "OOTyW_fr-FR", "Common", "Apostrophe")
			setImage("icons/Apostrophe")
		endCommand

		beginCommand
            beginTitles("Writer")
              setTitle("Three periods to ellipsis (... → …)", "en")
              setTitle("Three periods to ellipsis (... → …)", "fr")
             endTitles
            setURL("Basic", "OOTyW_fr-FR", "Common", "Ellipsis")
			setImage("icons/Ellipsis")
		endCommand
		
		beginCommand
            beginTitles("Writer")
              setTitle("Two hyphens to en-dash (-- → –)", "en")
              setTitle("Two hyphens to en-dash (-- → –)", "fr")
            endTitles
            setURL("Basic", "OOTyW_fr-FR", "Common", "En_dash")
		endCommand
		
		beginCommand
            beginTitles("Writer")
              setTitle("En-dash to two hyphens (– → --)", "en")
              setTitle("En-dash to two hyphens (– → --)", "fr")
            endTitles
            setURL("Basic", "OOTyW_fr-FR", "Revert", "Dash")
		endCommand
		
        addSeparator

		beginCommand
            beginTitles("Writer")
              setTitle("Guillemets to alternative quotation marks", "en")
              setTitle("Guillemets to alternative quotation marks", "fr")
            endTitles
            setURL("Basic", "OOTyW_fr-FR", "QM_fr_FR", "AlternativeQuotes")
		endCommand
		
		beginCommand
            beginTitles("Writer")
              setTitle("Alternative quotation marks to guillemets", "en")
              setTitle("Alternative quotation marks to guillemets", "fr")
            endTitles
            setURL("Basic", "OOTyW_fr-FR", "QM_fr_FR", "NormalQuotes")
		endCommand

        addSeparator
        
        beginCommand
            beginTitles("Writer")
              setTitle("Load template for RTF edit", "en")
              setTitle("Load template for RTF edit", "fr")
            endTitles
            setURL("Basic", "OOTyW_fr-FR", "RTFedit", "Format")
		endCommand

        addSeparator

		beginCommand
            beginTitles("Writer")
              setTitle("Show direct speech (works with curly quotes)", "en")
              setTitle("Show direct speech (works with curly quotes)", "fr")
              setTitle("Zeige wörtliche Rede", "de")
            endTitles
            setURL("Basic", "OOTyW_fr-FR", "QM_fr_FR", "ShowDirectSpeech")
		endCommand

		beginCommand
            beginTitles("Writer")
              setTitle("Back to standard view", "en")
              setTitle("Back to standard view", "fr")
            endTitles
            setURL("Basic", "OOTyW_fr-FR", "QM_fr_FR",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